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rsid="00116217" officeooo:paragraph-rsid="00116217" style:font-size-asian="12.25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2pt" fo:font-style="normal" fo:font-weight="normal" officeooo:rsid="00116217" officeooo:paragraph-rsid="0011621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01359c1" officeooo:paragraph-rsid="001359c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545dd" officeooo:paragraph-rsid="001545d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7f2c7" officeooo:paragraph-rsid="0017f2c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190225" officeooo:paragraph-rsid="0019022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ccb18" officeooo:paragraph-rsid="001ccb1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e60e4" officeooo:paragraph-rsid="001e60e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2007bc" officeooo:paragraph-rsid="002007b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bold" officeooo:rsid="001e60e4" officeooo:paragraph-rsid="001e60e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fo:font-weight="bold" officeooo:rsid="00215ef8" officeooo:paragraph-rsid="00215ef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italic" fo:font-weight="bold" officeooo:rsid="00190225" officeooo:paragraph-rsid="00190225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fo:font-weight="bold" officeooo:rsid="000f6f4f" style:font-size-asian="14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45d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718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f2c7" style:font-style-asian="italic" style:font-weight-asian="bold" style:font-style-complex="italic" style:font-weight-complex="bold"/>
    </style:style>
    <style:style style:name="T7" style:family="text">
      <style:text-properties officeooo:rsid="001a71ad"/>
    </style:style>
    <style:style style:name="T8" style:family="text">
      <style:text-properties officeooo:rsid="001d1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DOCUMENTACIÓ CALCULADORA</text:span></text:p>
      <text:p text:style-name="Standard"><text:span text:style-name="T1"/></text:p>
      <text:p text:style-name="Standard"><text:span text:style-name="T1"/></text:p>
      <text:p text:style-name="P1">Sergi Muñoz Carmona</text:p>
      <text:p text:style-name="P1">2n DAM</text:p>
      <text:p text:style-name="P1"/>
      <text:p text:style-name="P2"/>
      <text:p text:style-name="P3">Començarem creant un nou projecte del tipus <text:span text:style-name="T2">SWT / Face Java Project.</text:span> Anirem a <text:span text:style-name="T3">la barra d’eines principal <text:s/></text:span><text:span text:style-name="T4">&gt; File </text:span><text:span text:style-name="T3">&gt; New &gt; Project &gt; <text:s/>Window Builder &gt; <text:s/>SWT Designer &gt; SWT / Face Java Project.</text:span></text:p>
      <text:p text:style-name="P3"><text:span text:style-name="T3"/></text:p>
      <text:p text:style-name="P3"><text:span text:style-name="T3"/></text:p>
      <text:p text:style-name="P4"><text:span text:style-name="T3">FOTO DE CREACIÓN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A continuació, crearem una <text:span text:style-name="T3">“class” </text:span>on dissenyarem la calculadora. Anirem a <text:span text:style-name="T3">la barra d’eines </text:span><text:span text:style-name="T5">&gt; File &gt; New &gt; Other… &gt; Window Builder &gt; SWT Designer &gt; SWT &gt; Application Window.</text:span></text:p>
      <text:p text:style-name="P4"><text:span text:style-name="T5"/></text:p>
      <text:p text:style-name="P4"><text:span text:style-name="T5">* </text:span><text:span text:style-name="T6">Durant la creació, escollirem l’opció: public static main() method.</text:span></text:p>
      <text:p text:style-name="P4"><text:span text:style-name="T5"/></text:p>
      <text:p text:style-name="P4"><text:span text:style-name="T5"/></text:p>
      <text:p text:style-name="P5"><text:span text:style-name="T5">F</text:span><text:span text:style-name="T3">OTO DE CREACIÓ CLASS</text:span></text:p>
      <text:p text:style-name="P5"><text:span text:style-name="T3"/></text:p>
      <text:p text:style-name="P5"><text:span text:style-name="T3"/></text:p>
      <text:p text:style-name="P6">Ja creada la classe amb el codi automàtic, podrem començar a dissenyar la calculadora, anirem a les opcions <text:span text:style-name="T2">“Source”/“Design”/”Blindings”</text:span> escollint l’opció <text:span text:style-name="T3">Design.</text:span></text:p>
      <text:p text:style-name="P6"><text:span text:style-name="T3"/></text:p>
      <text:p text:style-name="P6">Configurarem la calculadora amb botons, editant I canviat posant els valors numèrics <text:span text:style-name="T7">(1...10) I els valors dels operadors (+,*,/,-,=).</text:span></text:p>
      <text:p text:style-name="P6"/>
      <text:p text:style-name="P7">Per configurar els botons, seleccionarem el botó, l’insertarem a la pantalla de disseny, anirem de nou al botó insertat, farem <text:span text:style-name="T3">botó dret &gt; Add event handler &gt; selection &gt; widget selected.</text:span></text:p>
      <text:p text:style-name="P7"><text:span text:style-name="T3"/></text:p>
      <text:p text:style-name="P6"/>
      <text:p text:style-name="P12">FOTO<text:span text:style-name="T8">S </text:span>DE CONFIG CALCULADORA</text:p>
      <text:p text:style-name="P12"/>
      <text:p text:style-name="P12"/>
      <text:p text:style-name="P8">Configurada el disseny de la calculadora, programarem els botons per tal d’obtenir el seu funcionament complert.</text:p>
      <text:p text:style-name="P8"/>
      <text:p text:style-name="P10">FOTO PROGRAMADA CALCULADORA.</text:p>
      <text:p text:style-name="P10"/>
      <text:p text:style-name="P10"/>
      <text:p text:style-name="P9">Comprovem el funcionament de la calculadora I ja la podrem compilar.</text:p>
      <text:p text:style-name="P9"/>
      <text:p text:style-name="P11">FOTO RESULT CALCULADORA.</text:p>
      <text:p text:style-name="P12"/>
      <text:p text:style-name="P12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00:14:22.057380507</meta:creation-date>
    <meta:generator>LibreOffice/5.4.2.2.0$Linux_X86_64 LibreOffice_project/40$Build-2</meta:generator>
    <dc:date>2020-11-02T00:55:28.990216214</dc:date>
    <meta:editing-duration>PT41M1S</meta:editing-duration>
    <meta:editing-cycles>17</meta:editing-cycles>
    <meta:document-statistic meta:table-count="0" meta:image-count="0" meta:object-count="0" meta:page-count="2" meta:paragraph-count="16" meta:word-count="200" meta:character-count="1263" meta:non-whitespace-character-count="1073"/>
  </office:meta>
</office:document-meta>
</file>